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20986B2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e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499cm" style:contextual-spacing="false"/>
    </style:style>
    <style:style style:name="P2" style:family="paragraph" style:parent-style-name="Heading_20_3">
      <style:paragraph-properties fo:margin-top="0.353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f7e53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T1" style:family="text">
      <style:text-properties officeooo:rsid="000f7e53"/>
    </style:style>
    <style:style style:name="T2" style:family="text">
      <style:text-properties officeooo:rsid="001173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32cm, 2.286cm, 1.757cm, 2.3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Fase 1: Analisi del Brand e del Mercato</text:span></text:h>
      <text:h text:style-name="P2" text:outline-level="3"><text:span text:style-name="Strong_20_Emphasis">1.1 Il Brand KhARMA</text:span></text:h>
      <text:p text:style-name="Text_20_body">KhARMA è un brand innovativo nel settore tech, specializzato nella produzione di <text:span text:style-name="Strong_20_Emphasis">GPU, mouse, tastiere e accessori tecnologici</text:span>. Il suo valore distintivo è l’unione tra <text:span text:style-name="Strong_20_Emphasis">design e prestazioni elevate</text:span>, rivolgendosi a chi cerca prodotti non solo funzionali, ma anche esteticamente unici.</text:p>
      <text:p text:style-name="Text_20_body">🔹 <text:span text:style-name="Strong_20_Emphasis">Slogan</text:span> → <text:span text:style-name="Emphasis">"."</text:span><text:span text:style-name="Emphasis"><text:span text:style-name="T1">Design fine, prestazioni </text:span></text:span><text:span text:style-name="Emphasis"><text:span text:style-name="T2">infinite</text:span></text:span><text:span text:style-name="Emphasis"><text:span text:style-name="T1">.”</text:span></text:span></text:p>
      <text:p text:style-name="Text_20_body">🔹 <text:span text:style-name="Strong_20_Emphasis">Mission</text:span> → Offrire prodotti tecnologici di alta gamma che combinano performance avanzate con un’estetica raffinata.</text:p>
      <text:p text:style-name="Text_20_body">🔹 <text:span text:style-name="Strong_20_Emphasis">Vision</text:span> → Creare una nuova esperienza nel mondo tech, in cui il design e la funzionalità siano un tutt’uno.</text:p>
      <text:p text:style-name="Horizontal_20_Line"/>
      <text:h text:style-name="P2" text:outline-level="3"><text:span text:style-name="Strong_20_Emphasis">1.2 Analisi del Mercato e del Target</text:span></text:h>
      <text:p text:style-name="Text_20_body">KhARMA si posiziona come un <text:span text:style-name="Strong_20_Emphasis">brand premium</text:span>, competendo con aziende come Razer, Logitech e SteelSeries nel settore gaming, ma con una forte attenzione anche al design, simile a marchi come Bang &amp; Olufsen nel settore audio.</text:p>
      <text:p text:style-name="Text_20_body">🎯 <text:span text:style-name="Strong_20_Emphasis">Target principale</text:span></text:p>
      <text:list text:style-name="L1">
        <text:list-item>
          <text:p text:style-name="P3"><text:span text:style-name="Strong_20_Emphasis"><text:span text:style-name="T2">Proplayers</text:span></text:span><text:span text:style-name="Strong_20_Emphasis"> e </text:span><text:span text:style-name="Strong_20_Emphasis"><text:span text:style-name="T2">nerd</text:span></text:span> → Vogliono periferiche che migliorino le prestazioni di gioco senza rinunciare allo stile.</text:p>
        </text:list-item>
        <text:list-item>
          <text:p text:style-name="P4"><text:span text:style-name="Strong_20_Emphasis">Creat</text:span><text:span text:style-name="Strong_20_Emphasis"><text:span text:style-name="T1">ors</text:span></text:span><text:span text:style-name="Strong_20_Emphasis"> e designer</text:span><text:span text:style-name="Strong_20_Emphasis"><text:span text:style-name="T1">s</text:span></text:span> → Cercano <text:span text:style-name="T1">tools</text:span> di qualità <text:span text:style-name="T1">ed hardware al loro livello, senza rinunciare allo stile</text:span>.</text:p>
        </text:list-item>
        <text:list-item>
          <text:p text:style-name="P3"><text:span text:style-name="Strong_20_Emphasis">Tech Enthusiast</text:span> → Persone che investono in hardware di fascia alta per ottenere la massima esperienza d’us<text:span text:style-name="T1">o senza budget</text:span></text:p>
        </text:list-item>
      </text:list>
      <text:p text:style-name="Text_20_body">📌 <text:span text:style-name="Strong_20_Emphasis">Fattori chiave del mercato</text:span></text:p>
      <text:list text:style-name="L2">
        <text:list-item>
          <text:p text:style-name="P5">Aumento della domanda di <text:span text:style-name="Strong_20_Emphasis">prodotti personalizzabili e premium</text:span>.</text:p>
        </text:list-item>
        <text:list-item>
          <text:p text:style-name="P5">Crescita dell’influenza di <text:span text:style-name="Strong_20_Emphasis">creator e streamer</text:span> sulle decisioni d’acquisto.</text:p>
        </text:list-item>
        <text:list-item>
          <text:p text:style-name="P5">Importanza del <text:span text:style-name="Strong_20_Emphasis">design e dell’ergonomia</text:span> nei dispositivi tecnologici.</text:p>
        </text:list-item>
      </text:list>
      <text:p text:style-name="Horizontal_20_Line"/>
      <text:h text:style-name="P2" text:outline-level="3"><text:soft-page-break/><text:span text:style-name="Strong_20_Emphasis">1.3 Posizionamento e Vantaggi Competitivi</text:span></text:h>
      <text:p text:style-name="Text_20_body">KhARMA si differenzia per:<text:line-break/>✔ <text:span text:style-name="Strong_20_Emphasis">Design innovativo e personalizzabile</text:span> → Materiali premium, colori esclusivi e possibilità di personalizzazione.<text:line-break/>✔ <text:span text:style-name="Strong_20_Emphasis">Performance all’avanguardia</text:span> → Tecnologia di alto livello per garantire la massima velocità e precisione.<text:line-break/>✔ <text:span text:style-name="Strong_20_Emphasis">Community e brand experience</text:span> → Un marchio costruito attorno a una filosofia di esclusività e innovazione.</text:p>
      <text:p text:style-name="Text_20_body">📍 <text:span text:style-name="Strong_20_Emphasis">Prezzo</text:span> → Fascia medio-alta, giustificata dall’elevata qualità dei materiali e dal design distintivo.</text:p>
      <text:p text:style-name="Text_20_body">📍 <text:span text:style-name="Strong_20_Emphasis">Distribuzione</text:span> → Vendita diretta su <text:span text:style-name="Strong_20_Emphasis">e-commerce ufficiale</text:span>, store selezionati e partnership con influencer e creator tech.</text:p>
      <text:p text:style-name="Horizontal_20_Line"/>
      <text:h text:style-name="P1" text:outline-level="2"><text:span text:style-name="Strong_20_Emphasis">Fase 2: Strategia di Marketing Digitale</text:span></text:h>
      <text:h text:style-name="P2" text:outline-level="3"><text:span text:style-name="Strong_20_Emphasis">2.1 Strategie di Comunicazione e Promozione</text:span></text:h>
      <text:p text:style-name="Text_20_body">KhARMA utilizza una strategia <text:span text:style-name="Strong_20_Emphasis">multicanale</text:span>, combinando social media, content marketing, influencer partnership e campagne pubblicitarie mirate.</text:p>
      <text:p text:style-name="Text_20_body">🔹 <text:span text:style-name="Strong_20_Emphasis">Social Media</text:span></text:p>
      <text:list text:style-name="L3">
        <text:list-item>
          <text:p text:style-name="P6"><text:span text:style-name="Strong_20_Emphasis">Instagram e TikTok</text:span> → Per mostrare il design dei prodotti con foto accattivanti, unboxing e showcase video.</text:p>
        </text:list-item>
        <text:list-item>
          <text:p text:style-name="P6"><text:span text:style-name="Strong_20_Emphasis">YouTube e Twitch</text:span> → Collaborazioni con streamer e tech influencer per recensioni approfondite e live test.</text:p>
        </text:list-item>
        <text:list-item>
          <text:p text:style-name="P6"><text:span text:style-name="Strong_20_Emphasis">Twitter e Reddit</text:span> → Per engagement diretto con la community, rispondendo a feedback e lanciando discussioni sui prodotti.</text:p>
        </text:list-item>
      </text:list>
      <text:p text:style-name="Text_20_body">🔹 <text:span text:style-name="Strong_20_Emphasis">Content Marketing e SEO</text:span></text:p>
      <text:list text:style-name="L4">
        <text:list-item>
          <text:p text:style-name="P7">Blog con <text:span text:style-name="Strong_20_Emphasis">articoli ottimizzati SEO</text:span> su temi come <text:span text:style-name="Emphasis">“Le migliori tastiere per il gaming”</text:span> o <text:span text:style-name="Emphasis">“Come scegliere la GPU ideale”</text:span>.</text:p>
        </text:list-item>
        <text:list-item>
          <text:p text:style-name="P7">Video dimostrativi per spiegare il valore delle tecnologie integrate nei prodotti KhARMA.</text:p>
        </text:list-item>
      </text:list>
      <text:p text:style-name="Text_20_body">🔹 <text:span text:style-name="Strong_20_Emphasis">Advertising (Google Ads e Social Ads)</text:span></text:p>
      <text:list text:style-name="L5">
        <text:list-item>
          <text:p text:style-name="P8">Campagne mirate per target specifici, con annunci che evidenziano il design e le prestazioni.</text:p>
        </text:list-item>
        <text:list-item>
          <text:p text:style-name="P8"><text:soft-page-break/><text:span text:style-name="Strong_20_Emphasis">Retargeting Ads</text:span> per chi ha già visitato il sito senza completare l’acquisto.</text:p>
        </text:list-item>
      </text:list>
      <text:p text:style-name="Text_20_body">🔹 <text:span text:style-name="Strong_20_Emphasis">Eventi e Collaborazioni</text:span></text:p>
      <text:list text:style-name="L6">
        <text:list-item>
          <text:p text:style-name="P9">Presenza a fiere tech come il <text:span text:style-name="Strong_20_Emphasis">CES e Gamescom</text:span>, con stand dal design ricercato.</text:p>
        </text:list-item>
        <text:list-item>
          <text:p text:style-name="P9">Partnership con <text:span text:style-name="Strong_20_Emphasis">designer e artisti</text:span> per edizioni limitate di prodotti esclusivi.</text:p>
        </text:list-item>
      </text:list>
      <text:p text:style-name="Horizontal_20_Line"/>
      <text:h text:style-name="P2" text:outline-level="3"><text:span text:style-name="Strong_20_Emphasis">2.2 Funnel di Conversione e Customer Journey</text:span></text:h>
      <text:p text:style-name="Text_20_body">KhARMA segue il modello <text:span text:style-name="Strong_20_Emphasis">AAARRR (Awareness, Acquisition, Activation, Retention, Referral, Revenue)</text:span> per trasformare i visitatori in clienti fedeli.</text:p>
      <text:p text:style-name="Text_20_body">1️⃣ <text:span text:style-name="Strong_20_Emphasis">Awareness (Far conoscere il brand)</text:span></text:p>
      <text:list text:style-name="L7">
        <text:list-item>
          <text:p text:style-name="P10">Social media, influencer marketing, PR e eventi di settore.</text:p>
        </text:list-item>
        <text:list-item>
          <text:p text:style-name="P10">Campagne di lancio con creator tech e gaming.</text:p>
        </text:list-item>
      </text:list>
      <text:p text:style-name="Text_20_body">2️⃣ <text:span text:style-name="Strong_20_Emphasis">Acquisition (Attirare utenti verso il brand)</text:span></text:p>
      <text:list text:style-name="L8">
        <text:list-item>
          <text:p text:style-name="P11">SEO e blog per intercettare ricerche legate a GPU e periferiche di design.</text:p>
        </text:list-item>
        <text:list-item>
          <text:p text:style-name="P11">Annunci mirati su Google Ads e social media.</text:p>
        </text:list-item>
      </text:list>
      <text:p text:style-name="Text_20_body">3️⃣ <text:span text:style-name="Strong_20_Emphasis">Activation (Convincere gli utenti ad agire)</text:span></text:p>
      <text:list text:style-name="L9">
        <text:list-item>
          <text:p text:style-name="P12">Sito ottimizzato con un’interfaccia intuitiva e accattivante.</text:p>
        </text:list-item>
        <text:list-item>
          <text:p text:style-name="P12">Video dimostrativi e configuratore 3D per personalizzare il prodotto prima dell’acquisto.</text:p>
        </text:list-item>
      </text:list>
      <text:p text:style-name="Text_20_body">4️⃣ <text:span text:style-name="Strong_20_Emphasis">Retention (Fidelizzare i clienti)</text:span></text:p>
      <text:list text:style-name="L10">
        <text:list-item>
          <text:p text:style-name="P13">Programmi fedeltà con sconti esclusivi per gli iscritti alla community.</text:p>
        </text:list-item>
        <text:list-item>
          <text:p text:style-name="P13">Assistenza clienti premium e aggiornamenti software regolari.</text:p>
        </text:list-item>
      </text:list>
      <text:p text:style-name="Text_20_body">5️⃣ <text:span text:style-name="Strong_20_Emphasis">Referral (Spingere il passaparola)</text:span></text:p>
      <text:list text:style-name="L11">
        <text:list-item>
          <text:p text:style-name="P14">Incentivi per chi invita amici a provare KhARMA.</text:p>
        </text:list-item>
        <text:list-item>
          <text:p text:style-name="P14">Contest social per stimolare la condivisione di esperienze con il brand.</text:p>
        </text:list-item>
      </text:list>
      <text:p text:style-name="Text_20_body">6️⃣ <text:span text:style-name="Strong_20_Emphasis">Revenue (Ottimizzazione delle vendite)</text:span></text:p>
      <text:list text:style-name="L12">
        <text:list-item>
          <text:p text:style-name="P15">Bundle e offerte speciali per aumentare il valore medio dell’ordine.</text:p>
        </text:list-item>
        <text:list-item>
          <text:p text:style-name="P15">Upselling e cross-selling di accessori coordinati (es. un mouse che si abbina alla tastiera).</text:p>
        </text:list-item>
      </text:list>
      <text:p text:style-name="Horizontal_20_Line"/>
      <text:h text:style-name="P2" text:outline-level="3"><text:soft-page-break/><text:span text:style-name="Strong_20_Emphasis">2.3 KPI e Ottimizzazione della Strategia</text:span></text:h>
      <text:p text:style-name="Text_20_body">Per misurare il successo delle strategie di marketing, KhARMA monitora costantemente KPI chiave:</text:p>
      <text:p text:style-name="Text_20_body">📊 <text:span text:style-name="Strong_20_Emphasis">Performance digitali</text:span></text:p>
      <text:list text:style-name="L13">
        <text:list-item>
          <text:p text:style-name="P16"><text:span text:style-name="Strong_20_Emphasis">Engagement Rate</text:span> → Analisi delle interazioni sui social.</text:p>
        </text:list-item>
        <text:list-item>
          <text:p text:style-name="P16"><text:span text:style-name="Strong_20_Emphasis">CPL (Cost per Lead)</text:span> → Quanto costa acquisire nuovi potenziali clienti.</text:p>
        </text:list-item>
        <text:list-item>
          <text:p text:style-name="P16"><text:span text:style-name="Strong_20_Emphasis">CAC (Customer Acquisition Cost)</text:span> → Costo per ogni nuovo cliente acquisito.</text:p>
        </text:list-item>
      </text:list>
      <text:p text:style-name="Text_20_body">🛒 <text:span text:style-name="Strong_20_Emphasis">Performance di vendita</text:span></text:p>
      <text:list text:style-name="L14">
        <text:list-item>
          <text:p text:style-name="P17"><text:span text:style-name="Strong_20_Emphasis">Conversion Rate</text:span> → Percentuale di visitatori che completano un acquisto.</text:p>
        </text:list-item>
        <text:list-item>
          <text:p text:style-name="P17"><text:span text:style-name="Strong_20_Emphasis">Retention Rate</text:span> → Quanti clienti ritornano ad acquistare.</text:p>
        </text:list-item>
        <text:list-item>
          <text:p text:style-name="P17"><text:span text:style-name="Strong_20_Emphasis">Valore medio dell’ordine (AOV)</text:span> → Quanto spende in media un cliente per ogni acquisto.</text:p>
        </text:list-item>
      </text:list>
      <text:p text:style-name="Text_20_body">🔍 <text:span text:style-name="Strong_20_Emphasis">Ottimizzazioni continue</text:span></text:p>
      <text:list text:style-name="L15">
        <text:list-item>
          <text:p text:style-name="P18">Analisi delle <text:span text:style-name="Strong_20_Emphasis">campagne ADV</text:span> per migliorare targeting e ROI.</text:p>
        </text:list-item>
        <text:list-item>
          <text:p text:style-name="P18"><text:span text:style-name="Strong_20_Emphasis">A/B testing</text:span> sulle landing page per capire cosa converte meglio.</text:p>
        </text:list-item>
        <text:list-item>
          <text:p text:style-name="P18"><text:span text:style-name="Strong_20_Emphasis">Analisi della customer journey</text:span> per rendere il processo d’acquisto più fluido.</text:p>
        </text:list-item>
      </text:list>
      <text:p text:style-name="Horizontal_20_Line"/>
      <text:h text:style-name="P1" text:outline-level="2"><text:span text:style-name="Strong_20_Emphasis">Conclusione</text:span></text:h>
      <text:p text:style-name="Text_20_body">KhARMA è più di un semplice brand tech: è un’esperienza che combina <text:span text:style-name="Strong_20_Emphasis">design e prestazioni</text:span>, offrendo prodotti esclusivi per gamer e crea<text:span text:style-name="T2">tors</text:span>.</text:p>
      <text:p text:style-name="Text_20_body">✅ <text:span text:style-name="Strong_20_Emphasis">Con questa strategia di marketing digitale:</text:span></text:p>
      <text:list text:style-name="L16">
        <text:list-item>
          <text:p text:style-name="P19">Il brand ottiene <text:span text:style-name="Strong_20_Emphasis">massima visibilità</text:span> con un approccio multicanale.</text:p>
        </text:list-item>
        <text:list-item>
          <text:p text:style-name="P19">I clienti sono coinvolti in un <text:span text:style-name="Strong_20_Emphasis">percorso d’acquisto ottimizzato</text:span>.</text:p>
        </text:list-item>
        <text:list-item>
          <text:p text:style-name="P19">La community cresce grazie a <text:span text:style-name="Strong_20_Emphasis">contenuti e interazioni mirate</text:span>.</text:p>
        </text:list-item>
      </text:list>
      <text:p text:style-name="Text_20_body">🔥 <text:span text:style-name="Strong_20_Emphasis">Obiettivo finale?</text:span> Rendere KhARMA un punto di riferimento per chi cerca <text:span text:style-name="Strong_20_Emphasis">performance e stile</text:span> nel mondo tec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e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text-properties fo:color="#00ffff" loext:opacity="100%" fo:font-size="20pt" officeooo:rsid="000d932a" officeooo:paragraph-rsid="000d932a" style:font-size-asian="17.5pt" style:font-size-complex="2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2.032cm, 2.286cm, 1.757cm, 2.37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youb Kharroubi<text:tab/><draw:frame draw:style-name="Mfr1" draw:name="Immagine1" text:anchor-type="char" svg:x="6.202cm" svg:y="-2.081cm" svg:width="2.879cm" svg:height="3.302cm" draw:z-index="3"><draw:image xlink:href="Pictures/10000001000001F4000001F420986B2A.png" xlink:type="simple" xlink:show="embed" xlink:actuate="onLoad" draw:mime-type="image/png"/></draw:frame><text:tab/>Benchmark M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3-24T01:12:50.973000000</dc:date>
    <meta:editing-duration>PT4M25S</meta:editing-duration>
    <meta:generator>LibreOffice/24.8.5.2$Windows_X86_64 LibreOffice_project/fddf2685c70b461e7832239a0162a77216259f22</meta:generator>
    <meta:document-statistic meta:table-count="0" meta:image-count="1" meta:object-count="0" meta:page-count="4" meta:paragraph-count="78" meta:word-count="906" meta:character-count="5842" meta:non-whitespace-character-count="5052"/>
    <meta:user-defined meta:name="AppVersion">14.0000</meta:user-defined>
    <meta:template xlink:type="simple" xlink:actuate="onRequest" xlink:title="Normal.dotm" xlink:href=""/>
  </office:meta>
</office:document-meta>
</file>